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Общий список кодов:</text:p>
      <text:list xml:id="list1965834106" text:style-name="L1">
        <text:list-item>
          <text:p text:style-name="P2"><text:span text:style-name="Source_20_Text">200</text:span>: OK. Стандартный код успешного ответа. </text:p>
        </text:list-item>
        <text:list-item>
          <text:p text:style-name="P2"><text:span text:style-name="Source_20_Text">201</text:span>: Объект создан. Полезен при работе с хранилищем(магазином). </text:p>
        </text:list-item>
        <text:list-item>
          <text:p text:style-name="P2"><text:span text:style-name="Source_20_Text">204</text:span>: Отсутствует контент. Когда действие выполнено успешно, но не возвращен контент. </text:p>
        </text:list-item>
        <text:list-item>
          <text:p text:style-name="P2"><text:span text:style-name="Source_20_Text">206</text:span>: Частичный контент. Используется когда вы  возвращаете контент постранично(пагинация). </text:p>
        </text:list-item>
        <text:list-item>
          <text:p text:style-name="P2"><text:span text:style-name="Source_20_Text">400</text:span>: Bad request. Стандартная опция для запросов которые не прошли валидацию. </text:p>
        </text:list-item>
        <text:list-item>
          <text:p text:style-name="P2"><text:span text:style-name="Source_20_Text">401</text:span>: Unauthorized. Пользователь не прошел авторизацию. </text:p>
        </text:list-item>
        <text:list-item>
          <text:p text:style-name="P2"><text:span text:style-name="Source_20_Text">403</text:span>: Forbidden. Пользователь авторизован, но у него не хватает прав для выполнения запроса. </text:p>
        </text:list-item>
        <text:list-item>
          <text:p text:style-name="P2"><text:span text:style-name="Source_20_Text">404</text:span>: Not found. возвращается Laravel автоматически когда запрошенный ресурс не найден. </text:p>
        </text:list-item>
        <text:list-item>
          <text:p text:style-name="P2"><text:span text:style-name="Source_20_Text">500</text:span>: Internal server error. В идеале, вы не должны возвращать такой ответ, но когда, что то неожиданно сбоит, то пользователь получит такой ответ. </text:p>
        </text:list-item>
        <text:list-item>
          <text:p text:style-name="P1"><text:span text:style-name="Source_20_Text">503</text:span>: Service unavailable. Довольно понятно, но тоже, код который не будет явно возращен приложением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4:22:01.403556086</meta:creation-date>
    <dc:date>2020-12-02T14:22:35.385832308</dc:date>
    <meta:editing-duration>PT36S</meta:editing-duration>
    <meta:editing-cycles>1</meta:editing-cycles>
    <meta:document-statistic meta:table-count="0" meta:image-count="0" meta:object-count="0" meta:page-count="1" meta:paragraph-count="11" meta:word-count="125" meta:character-count="872" meta:non-whitespace-character-count="757"/>
    <meta:generator>LibreOffice/6.4.6.2$Linux_X86_64 LibreOffice_project/40$Build-2</meta:generator>
  </office:meta>
</office:document-meta>
</file>